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P2" style:family="paragraph" style:parent-style-name="Standard" style:master-page-name="">
      <loext:graphic-properties draw:fill="none"/>
      <style:paragraph-properties fo:margin-top="0cm" fo:margin-bottom="0.3cm" loext:contextual-spacing="true" fo:orphans="2" fo:widows="2" style:page-number="auto" fo:background-color="transparent" style:writing-mode="lr-tb"/>
      <style:text-properties style:font-name="Consolas" officeooo:rsid="00102c57" officeooo:paragraph-rsid="001c13d1"/>
    </style:style>
    <style:style style:name="P3" style:family="paragraph" style:parent-style-name="Standard" style:master-page-name="">
      <loext:graphic-properties draw:fill="none"/>
      <style:paragraph-properties fo:margin-top="0cm" fo:margin-bottom="0.3cm" loext:contextual-spacing="true" fo:orphans="2" fo:widows="2" style:page-number="auto" fo:background-color="transparent" style:writing-mode="lr-tb"/>
      <style:text-properties style:font-name="Consolas" officeooo:rsid="00102c57" officeooo:paragraph-rsid="001decbf"/>
    </style:style>
    <style:style style:name="P4" style:family="paragraph" style:parent-style-name="Standard">
      <style:paragraph-properties fo:margin-top="0cm" fo:margin-bottom="0.212cm" loext:contextual-spacing="false"/>
      <style:text-properties style:font-name="Calibri" fo:font-size="11pt" officeooo:paragraph-rsid="00239e96" style:font-size-asian="11pt" style:font-size-complex="11pt"/>
    </style:style>
    <style:style style:name="P5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  <style:text-properties style:font-name="Cambria" fo:font-size="12pt" officeooo:paragraph-rsid="00102c57" style:font-size-asian="12pt" style:font-size-complex="12pt"/>
    </style:style>
    <style:style style:name="P6" style:family="paragraph" style:parent-style-name="Standard" style:list-style-name="WWNum1">
      <style:paragraph-properties fo:margin-top="0cm" fo:margin-bottom="0.212cm" loext:contextual-spacing="false"/>
      <style:text-properties style:font-name="Calibri" officeooo:rsid="00102c57" officeooo:paragraph-rsid="002767f1"/>
    </style:style>
    <style:style style:name="P7" style:family="paragraph" style:parent-style-name="Standard" style:list-style-name="WWNum1">
      <style:paragraph-properties fo:margin-top="0cm" fo:margin-bottom="0.212cm" loext:contextual-spacing="false"/>
      <style:text-properties style:font-name="Calibri" officeooo:rsid="00102c57" officeooo:paragraph-rsid="002829a2"/>
    </style:style>
    <style:style style:name="P8" style:family="paragraph" style:parent-style-name="Standard">
      <style:paragraph-properties fo:margin-top="0cm" fo:margin-bottom="0.212cm" loext:contextual-spacing="false"/>
      <style:text-properties style:font-name="Consolas" officeooo:rsid="00102c57" officeooo:paragraph-rsid="00239e96"/>
    </style:style>
    <style:style style:name="P9" style:family="paragraph" style:parent-style-name="Standard" style:list-style-name="WWNum1" style:master-page-name="">
      <style:paragraph-properties fo:margin-top="0cm" fo:margin-bottom="0.212cm" loext:contextual-spacing="false" style:page-number="auto" fo:break-before="auto" fo:break-after="auto" style:writing-mode="lr-tb"/>
      <style:text-properties style:font-name="Calibri" officeooo:rsid="00102c57" officeooo:paragraph-rsid="00269752"/>
    </style:style>
    <style:style style:name="P10" style:family="paragraph" style:parent-style-name="Standard" style:list-style-name="WWNum1" style:master-page-name="">
      <style:paragraph-properties fo:margin-top="0cm" fo:margin-bottom="0.212cm" loext:contextual-spacing="false" style:page-number="auto" fo:break-before="auto" fo:break-after="auto" style:writing-mode="lr-tb"/>
      <style:text-properties style:font-name="Calibri" officeooo:rsid="00102c57" officeooo:paragraph-rsid="002767f1"/>
    </style:style>
    <style:style style:name="P11" style:family="paragraph" style:parent-style-name="Standard" style:list-style-name="WWNum1" style:master-page-name="Standard">
      <style:paragraph-properties fo:margin-top="0cm" fo:margin-bottom="0.212cm" loext:contextual-spacing="false" style:page-number="auto"/>
      <style:text-properties style:font-name="Calibri" officeooo:rsid="00102c57" officeooo:paragraph-rsid="002767f1"/>
    </style:style>
    <style:style style:name="P12" style:family="paragraph" style:parent-style-name="Standard" style:master-page-name="">
      <loext:graphic-properties draw:fill="none"/>
      <style:paragraph-properties fo:margin-top="0cm" fo:margin-bottom="0.3cm" loext:contextual-spacing="true" fo:orphans="2" fo:widows="2" style:page-number="auto" fo:background-color="transparent" style:writing-mode="lr-tb"/>
      <style:text-properties style:font-name="Consolas" officeooo:rsid="00102c57" officeooo:paragraph-rsid="002829a2"/>
    </style:style>
    <style:style style:name="P13" style:family="paragraph" style:parent-style-name="Standard" style:master-page-name="">
      <loext:graphic-properties draw:fill="none"/>
      <style:paragraph-properties fo:margin-top="0cm" fo:margin-bottom="0.3cm" loext:contextual-spacing="true" fo:orphans="2" fo:widows="2" style:page-number="auto" fo:background-color="transparent" style:writing-mode="lr-tb"/>
      <style:text-properties style:font-name="Consolas" officeooo:rsid="00102c57" officeooo:paragraph-rsid="00269752"/>
    </style:style>
    <style:style style:name="P14" style:family="paragraph" style:parent-style-name="Standard" style:master-page-name="">
      <loext:graphic-properties draw:fill="none"/>
      <style:paragraph-properties fo:margin-top="0cm" fo:margin-bottom="0.3cm" loext:contextual-spacing="true" fo:orphans="2" fo:widows="2" style:page-number="auto" fo:background-color="transparent" style:writing-mode="lr-tb"/>
      <style:text-properties style:font-name="Consolas" officeooo:rsid="00102c57" officeooo:paragraph-rsid="00269752"/>
    </style:style>
    <style:style style:name="P15" style:family="paragraph" style:parent-style-name="Standard" style:master-page-name="">
      <loext:graphic-properties draw:fill="none"/>
      <style:paragraph-properties fo:margin-top="0cm" fo:margin-bottom="0.3cm" loext:contextual-spacing="true" fo:orphans="2" fo:widows="2" style:page-number="auto" fo:background-color="transparent" style:writing-mode="lr-tb"/>
      <style:text-properties style:font-name="Consolas" officeooo:rsid="00102c57" officeooo:paragraph-rsid="002767f1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bold" officeooo:rsid="0013ae82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185675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1becc2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1decbf" style:font-size-asian="11pt" style:font-weight-asian="bold" style:font-size-complex="11pt" style:font-weight-complex="bold"/>
    </style:style>
    <style:style style:name="T7" style:family="text">
      <style:text-properties fo:font-size="11pt" fo:font-weight="bold" officeooo:rsid="001f3b4c" style:font-size-asian="11pt" style:font-weight-asian="bold" style:font-size-complex="11pt" style:font-weight-complex="bold"/>
    </style:style>
    <style:style style:name="T8" style:family="text">
      <style:text-properties fo:font-size="11pt" fo:font-weight="bold" officeooo:rsid="00238c51" style:font-size-asian="11pt" style:font-weight-asian="bold" style:font-size-complex="11pt" style:font-weight-complex="bold"/>
    </style:style>
    <style:style style:name="T9" style:family="text">
      <style:text-properties fo:font-size="11pt" fo:font-weight="bold" officeooo:rsid="00239e96" style:font-size-asian="11pt" style:font-weight-asian="bold" style:font-size-complex="11pt" style:font-weight-complex="bold"/>
    </style:style>
    <style:style style:name="T10" style:family="text">
      <style:text-properties fo:font-size="11pt" fo:font-weight="bold" officeooo:rsid="0025147a" style:font-size-asian="11pt" style:font-weight-asian="bold" style:font-size-complex="11pt" style:font-weight-complex="bold"/>
    </style:style>
    <style:style style:name="T11" style:family="text">
      <style:text-properties fo:font-size="11pt" fo:font-weight="bold" officeooo:rsid="00269752" style:font-size-asian="11pt" style:font-weight-asian="bold" style:font-size-complex="11pt" style:font-weight-complex="bold"/>
    </style:style>
    <style:style style:name="T12" style:family="text">
      <style:text-properties fo:font-size="11pt" fo:font-weight="bold" officeooo:rsid="002767f1" style:font-size-asian="11pt" style:font-weight-asian="bold" style:font-size-complex="11pt" style:font-weight-complex="bold"/>
    </style:style>
    <style:style style:name="T13" style:family="text">
      <style:text-properties fo:font-size="11pt" fo:font-weight="bold" officeooo:rsid="002829a2" style:font-size-asian="11pt" style:font-weight-asian="bold" style:font-size-complex="11pt" style:font-weight-complex="bold"/>
    </style:style>
    <style:style style:name="T14" style:family="text">
      <style:text-properties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font-size="11pt" fo:font-weight="normal" officeooo:rsid="0013ae82" style:font-size-asian="11pt" style:font-weight-asian="normal" style:font-size-complex="11pt" style:font-weight-complex="normal"/>
    </style:style>
    <style:style style:name="T16" style:family="text">
      <style:text-properties fo:font-size="11pt" fo:font-weight="normal" officeooo:rsid="001becc2" style:font-size-asian="11pt" style:font-weight-asian="normal" style:font-size-complex="11pt" style:font-weight-complex="normal"/>
    </style:style>
    <style:style style:name="T17" style:family="text">
      <style:text-properties fo:font-size="11pt" fo:font-weight="normal" officeooo:rsid="001c13d1" style:font-size-asian="11pt" style:font-weight-asian="normal" style:font-size-complex="11pt" style:font-weight-complex="normal"/>
    </style:style>
    <style:style style:name="T18" style:family="text">
      <style:text-properties fo:font-size="11pt" fo:font-weight="normal" officeooo:rsid="001f3b4c" style:font-size-asian="11pt" style:font-weight-asian="normal" style:font-size-complex="11pt" style:font-weight-complex="normal"/>
    </style:style>
    <style:style style:name="T19" style:family="text">
      <style:text-properties fo:font-size="11pt" fo:font-weight="normal" officeooo:rsid="00238c51" style:font-size-asian="11pt" style:font-weight-asian="normal" style:font-size-complex="11pt" style:font-weight-complex="normal"/>
    </style:style>
    <style:style style:name="T20" style:family="text">
      <style:text-properties fo:font-size="11pt" fo:font-weight="normal" officeooo:rsid="00239e96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25147a" style:font-size-asian="11pt" style:font-weight-asian="normal" style:font-size-complex="11pt" style:font-weight-complex="normal"/>
    </style:style>
    <style:style style:name="T22" style:family="text">
      <style:text-properties fo:font-size="11pt" fo:font-weight="normal" officeooo:rsid="00269752" style:font-size-asian="11pt" style:font-weight-asian="normal" style:font-size-complex="11pt" style:font-weight-complex="normal"/>
    </style:style>
    <style:style style:name="T23" style:family="text">
      <style:text-properties fo:font-size="11pt" fo:font-weight="normal" officeooo:rsid="002767f1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2829a2" style:font-size-asian="11pt" style:font-weight-asian="normal" style:font-size-complex="11pt" style:font-weight-complex="normal"/>
    </style:style>
    <style:style style:name="T25" style:family="text">
      <style:text-properties officeooo:rsid="0025147a"/>
    </style:style>
    <style:style style:name="T26" style:family="text">
      <style:text-properties style:font-name="Calibri" fo:font-size="11pt" officeooo:rsid="00102c57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91130475788054240" text:style-name="WWNum1">
        <text:list-item>
          <text:p text:style-name="P11"><text:span text:style-name="T1">Con ayuda del </text:span><text:span text:style-name="T2">IDE NetBeans</text:span><text:span text:style-name="T1"> realizar un proyecto de tipo </text:span><text:span text:style-name="T2">Aplicación Java</text:span><text:span text:style-name="T1"> llamado </text:span><text:span text:style-name="T12">BalanceCirculacion</text:span><text:span text:style-name="T10">Aleatorio</text:span><text:span text:style-name="T15"> </text:span><text:span text:style-name="T14">que </text:span><text:span text:style-name="T21">genere un valor aleatorio para </text:span><text:span text:style-name="T23">el balance de circulación de vehículos por una carretera </text:span><text:span text:style-name="T16">y l</text:span><text:span text:style-name="T23">o</text:span><text:span text:style-name="T16"> </text:span><text:span text:style-name="T14">muestre por pantalla </text:span><text:span text:style-name="T16">en el formato:</text:span></text:p>
        </text:list-item>
      </text:list>
      <text:p text:style-name="P13"><text:span text:style-name="T16"><text:tab/></text:span><text:span text:style-name="T23">Balance de circulación</text:span><text:span text:style-name="T19"> ....: </text:span><text:span text:style-name="T17">&lt;</text:span><text:span text:style-name="T23">balance</text:span><text:span text:style-name="T17">&gt;</text:span></text:p>
      <text:list xml:id="list123206490450971" text:continue-numbering="true" text:style-name="WWNum1">
        <text:list-item>
          <text:p text:style-name="P9"><text:span text:style-name="T1">Con ayuda del </text:span><text:span text:style-name="T2">IDE NetBeans</text:span><text:span text:style-name="T1"> realizar un proyecto de tipo </text:span><text:span text:style-name="T2">Aplicación Java</text:span><text:span text:style-name="T1"> llamado </text:span><text:span text:style-name="T12">AforoLocal</text:span><text:span text:style-name="T10">Aleatorio</text:span><text:span text:style-name="T15"> </text:span><text:span text:style-name="T14">que </text:span><text:span text:style-name="T21">genere un valor aleatorio para </text:span><text:span text:style-name="T23">el aforo de un local en el que caben un máximo de 100 personas </text:span><text:span text:style-name="T16">y l</text:span><text:span text:style-name="T23">o</text:span><text:span text:style-name="T16"> </text:span><text:span text:style-name="T14">muestre por pantalla </text:span><text:span text:style-name="T16">en el formato:</text:span></text:p>
        </text:list-item>
      </text:list>
      <text:p text:style-name="P13"><text:span text:style-name="T16"><text:tab/></text:span><text:span text:style-name="T23">Aforo actual del local</text:span><text:span text:style-name="T19"> ....: </text:span><text:span text:style-name="T17">&lt;</text:span><text:span text:style-name="T23">aforo</text:span><text:span text:style-name="T17">&gt;</text:span></text:p>
      <text:list xml:id="list123205866415273" text:continue-numbering="true" text:style-name="WWNum1">
        <text:list-item>
          <text:p text:style-name="P10"><text:span text:style-name="T1">Con ayuda del </text:span><text:span text:style-name="T2">IDE NetBeans</text:span><text:span text:style-name="T1"> realizar un proyecto de tipo </text:span><text:span text:style-name="T2">Aplicación Java</text:span><text:span text:style-name="T1"> llamado </text:span><text:span text:style-name="T8">TallaZapato</text:span><text:span text:style-name="T10">Aleatorio</text:span><text:span text:style-name="T15"> </text:span><text:span text:style-name="T14">que </text:span><text:span text:style-name="T21">genere un valor aleatorio para la</text:span><text:span text:style-name="T19"> talla de zapato,</text:span><text:span text:style-name="T14"> </text:span><text:span text:style-name="T23">situada entre 20 y 60, </text:span><text:span text:style-name="T16">y l</text:span><text:span text:style-name="T23">o</text:span><text:span text:style-name="T16"> </text:span><text:span text:style-name="T14">muestre por pantalla </text:span><text:span text:style-name="T16">en el formato:</text:span></text:p>
        </text:list-item>
      </text:list>
      <text:p text:style-name="P15"><text:span text:style-name="T16"><text:tab/></text:span><text:span text:style-name="T19">Talla de zapato ...........: </text:span><text:span text:style-name="T17">&lt;</text:span><text:span text:style-name="T19">talla</text:span><text:span text:style-name="T17">&gt;</text:span></text:p>
      <text:list xml:id="list123207478785190" text:continue-numbering="true" text:style-name="WWNum1">
        <text:list-item>
          <text:p text:style-name="P6"><text:span text:style-name="T1">Con ayuda del </text:span><text:span text:style-name="T2">IDE NetBeans</text:span><text:span text:style-name="T1"> realizar un proyecto de tipo </text:span><text:span text:style-name="T2">Aplicación Java</text:span><text:span text:style-name="T1"> llamado </text:span><text:span text:style-name="T8">AlturaPersona</text:span><text:span text:style-name="T11">Aleatorio</text:span><text:span text:style-name="T3"> </text:span><text:span text:style-name="T1">que </text:span><text:span text:style-name="T21">genere un valor aleatorio </text:span><text:span text:style-name="T22">situado entre 0,50 y 2,50 metros </text:span><text:span text:style-name="T21">para </text:span><text:span text:style-name="T22">la </text:span><text:span text:style-name="T19">altura </text:span><text:span text:style-name="T22">de un usuario</text:span><text:span text:style-name="T14"> </text:span><text:span text:style-name="T16">y finalmente la </text:span><text:span text:style-name="T14">muestre por pantalla </text:span><text:span text:style-name="T16">en el formato:</text:span></text:p>
        </text:list-item>
      </text:list>
      <text:p text:style-name="P12"><text:span text:style-name="T16"><text:tab/></text:span><text:span text:style-name="T24">Altura aleatoria ..........: &lt;altura&gt; metros</text:span></text:p>
      <text:list xml:id="list123206646180330" text:continue-numbering="true" text:style-name="WWNum1">
        <text:list-item>
          <text:p text:style-name="P7"><text:span text:style-name="T1">Con ayuda del </text:span><text:span text:style-name="T2">IDE NetBeans</text:span><text:span text:style-name="T1"> realizar un proyecto de tipo </text:span><text:span text:style-name="T2">Aplicación Java</text:span><text:span text:style-name="T1"> llamado </text:span><text:span text:style-name="T13">ResultadoExamenAleatorio</text:span><text:span text:style-name="T15"> </text:span><text:span text:style-name="T14">que </text:span><text:span text:style-name="T21">genere un valor aleatorio </text:span><text:span text:style-name="T24">de tipo lógico para el resultado de un examen de aptitud </text:span><text:span text:style-name="T16">y l</text:span><text:span text:style-name="T24">o</text:span><text:span text:style-name="T16"> </text:span><text:span text:style-name="T14">muestre por pantalla </text:span><text:span text:style-name="T16">en el formato:</text:span></text:p>
        </text:list-item>
      </text:list>
      <text:p text:style-name="P2"><text:span text:style-name="T16"><text:tab/></text:span><text:span text:style-name="T24">Aptitud satisfactoria</text:span><text:span text:style-name="T17"> .....: &lt;</text:span><text:span text:style-name="T24">resultado</text:span><text:span text:style-name="T17">&gt;</text:span></text:p>
      <text:list xml:id="list123206808133472" text:continue-numbering="true" text:style-name="WWNum1">
        <text:list-item>
          <text:p text:style-name="P7"><text:span text:style-name="T1">Con ayuda del </text:span><text:span text:style-name="T2">IDE NetBeans</text:span><text:span text:style-name="T1"> realizar un proyecto de tipo </text:span><text:span text:style-name="T2">Aplicación Java</text:span><text:span text:style-name="T1"> llamado </text:span><text:span text:style-name="T4">Letra</text:span><text:span text:style-name="T13">InicioAleatorio</text:span><text:span text:style-name="T15"> </text:span><text:span text:style-name="T14">que </text:span><text:span text:style-name="T21">genere </text:span><text:span text:style-name="T24">aleatoriamente la inicial del apellido por la que empezarán los exámenes en la Escuela Oficial de Idiomas</text:span><text:span text:style-name="T18"> </text:span><text:span text:style-name="T16">y la </text:span><text:span text:style-name="T14">muestre por pantalla </text:span><text:span text:style-name="T16">en el formato:</text:span></text:p>
        </text:list-item>
      </text:list>
      <text:p text:style-name="P3"><text:span text:style-name="T16"><text:tab/></text:span><text:span text:style-name="T18">Letra </text:span><text:span text:style-name="T24">de inicio de examen</text:span><text:span text:style-name="T17"> .: &lt;</text:span><text:span text:style-name="T18">letra</text:span><text:span text:style-name="T17">&gt;</text:span></text:p>
      <text:p text:style-name="P8"><text:span text:style-name="T17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ie_20_de_20_página_20_Car" style:display-name="Pie de página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  <style:text-properties style:font-name="Cambria" fo:font-size="12pt" officeooo:paragraph-rsid="00102c57" style:font-size-asian="12pt" style:font-size-complex="12pt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MT1" style:family="text">
      <style:text-properties officeooo:rsid="0025147a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3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MP 0485 – PRG<text:tab/><text:tab/><text:span text:style-name="MT1">Valores Aleatorios</text:span></text:p>
      </style:header>
      <style:footer>
        <text:p text:style-name="MP2"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P 0485 - Salida Consola - Ejercicios</dc:title>
    <meta:initial-creator>Profesor</meta:initial-creator>
    <meta:editing-cycles>27</meta:editing-cycles>
    <meta:print-date>2011-11-17T09:27:00</meta:print-date>
    <meta:creation-date>2011-11-10T22:43:00</meta:creation-date>
    <dc:date>2016-10-26T12:32:05.258000000</dc:date>
    <meta:editing-duration>PT3H5M47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14" meta:word-count="282" meta:character-count="1727" meta:non-whitespace-character-count="14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